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89724824920469133" text:style-name="L1">
        <text:list-item>
          <text:p text:style-name="P2">Assignment 1 : Case Study</text:p>
          <text:p text:style-name="P2"/>
          <text:p text:style-name="P2">1. Two cases of Hierarchy:</text:p>
          <text:p text:style-name="P2">Students:</text:p>
        </text:list-item>
      </text:list>
      <text:list xml:id="list4823793398877314027" text:style-name="L2">
        <text:list-header>
          <text:p text:style-name="P3"><text:s text:c="3"/>- Graduate Students</text:p>
          <text:p text:style-name="P3"><text:s text:c="3"/>- Post Graduate Students</text:p>
          <text:p text:style-name="P3"><text:s text:c="3"/>- Hostelite</text:p>
          <text:p text:style-name="P3"><text:s text:c="3"/>- Dayscholar</text:p>
        </text:list-header>
      </text:list>
      <text:p text:style-name="Standard"/>
      <text:p text:style-name="Standard"><text:s text:c="10"/>Lecturers:</text:p>
      <text:list xml:id="list1040944660076076148" text:style-name="L3">
        <text:list-header>
          <text:p text:style-name="P4"><text:s text:c="3"/>- Full time Lecturers</text:p>
          <text:p text:style-name="P4"><text:s text:c="3"/>- Visiting Lecturers</text:p>
        </text:list-header>
      </text:list>
      <text:list xml:id="list1309471946853405315" text:style-name="L4">
        <text:list-header>
          <text:p text:style-name="P5"/>
        </text:list-header>
      </text:list>
      <text:list xml:id="list7945684085718737374" text:style-name="L5">
        <text:list-item>
          <text:p text:style-name="P6">Common Behavior among day scholar, host-elite, graduate student and post graduate student</text:p>
          <text:p text:style-name="P6">- Choose electives, Do projects/thesis, View Marks, View Attendance </text:p>
          <text:p text:style-name="P6"/>
        </text:list-item>
        <text:list-item>
          <text:p text:style-name="P6">Users of Systems:</text:p>
        </text:list-item>
      </text:list>
      <text:list xml:id="list1797471909037773958" text:style-name="L6">
        <text:list-item>
          <text:list>
            <text:list-header>
              <text:p text:style-name="P7">Students:</text:p>
              <text:p text:style-name="P7"><text:s text:c="7"/>- <text:s/>Graduate</text:p>
              <text:p text:style-name="P7"><text:s text:c="7"/>- <text:s/>Post Graduate</text:p>
              <text:p text:style-name="P7"><text:s text:c="7"/>- <text:s/>Hostelite</text:p>
              <text:p text:style-name="P7"><text:s text:c="6"/>- <text:s text:c="2"/>Dayscholar</text:p>
              <text:p text:style-name="P7"/>
              <text:p text:style-name="P7">Faculty:</text:p>
              <text:p text:style-name="P7"><text:s text:c="6"/>- HOD</text:p>
            </text:list-header>
          </text:list>
        </text:list-item>
      </text:list>
      <text:p text:style-name="P1"><text:s text:c="24"/>- Lecturers</text:p>
      <text:p text:style-name="P1"><text:s text:c="32"/>- Full time</text:p>
      <text:p text:style-name="P1"><text:s text:c="32"/>- Visiting</text:p>
      <text:p text:style-name="P1"><text:s text:c="24"/>- Others</text:p>
      <text:p text:style-name="P1"/>
      <text:p text:style-name="P1"><text:s text:c="18"/>Admin</text:p>
      <text:p text:style-name="Standard"/>
      <text:list xml:id="list6670312839824075577" text:style-name="L7">
        <text:list-item>
          <text:p text:style-name="P8">Details that admin should accumulate:</text:p>
          <text:p text:style-name="P8"><text:s text:c="3"/>Admin should accumulate Student details, Lecturer details and course Details to generate the report.</text:p>
        </text:list-item>
      </text:list>
      <text:list xml:id="list37640482" text:continue-list="list4823793398877314027" text:style-name="L2">
        <text:list-header>
          <text:p text:style-name="P3"><text:s text:c="2"/></text:p>
        </text:list-header>
      </text:list>
      <text:p text:style-name="Standard"/>
      <text:p text:style-name="Standard">Assignment 2. OOP Features</text:p>
      <text:p text:style-name="Standard"/>
      <text:p text:style-name="Standard">a. Attributes of Student class:</text:p>
      <text:list xml:id="list9218374023577993453" text:style-name="L8">
        <text:list-item>
          <text:p text:style-name="P9">Student Id</text:p>
        </text:list-item>
        <text:list-item>
          <text:p text:style-name="P9">Student Name</text:p>
        </text:list-item>
        <text:list-item>
          <text:p text:style-name="P9">Student Type</text:p>
        </text:list-item>
      </text:list>
      <text:p text:style-name="Standard">These attributes can be hidden and they can indirectly exposed using getters and setters methods.</text:p>
      <text:list xml:id="list37634892" text:continue-numbering="true" text:style-name="L8">
        <text:list-header>
          <text:p text:style-name="P9"/>
        </text:list-header>
      </text:list>
      <text:p text:style-name="Standard">b. Grade Calculation:</text:p>
      <text:p text:style-name="Standard"><text:s text:c="8"/>There can be two methods with the same name with different signatures for grade calculation based on which type of student.</text:p>
      <text:p text:style-name="Standard"><text:soft-page-break/></text:p>
      <text:p text:style-name="Standard">c. Fee Payment:</text:p>
      <text:list xml:id="list3463507437328477488" text:style-name="L9">
        <text:list-item>
          <text:p text:style-name="P10">Student class can have an abstract method for Fee Calculation to pay fee, which can be implemented in inherited Hostelite and Day scholar classes for calculation. For a hostelite fees will be hostel + semester fee and for a day scholar it will be only semester fee. </text:p>
        </text:list-item>
      </text:list>
      <text:p text:style-name="Standard"/>
      <text:p text:style-name="Standard">d. OOP Features Implemented:</text:p>
      <text:list xml:id="list6306006515080823113" text:style-name="L10">
        <text:list-item>
          <text:p text:style-name="P11">a : Encapsulation</text:p>
        </text:list-item>
        <text:list-item>
          <text:p text:style-name="P11">b : Polymorphism</text:p>
        </text:list-item>
        <text:list-item>
          <text:p text:style-name="P11">c: Abstraction and Inheritance</text:p>
        </text:list-item>
      </text:list>
      <text:p text:style-name="Standard"/>
      <text:p text:style-name="Standard">Assignment 3: Classes and Objects</text:p>
      <text:p text:style-name="Standard"/>
      <text:p text:style-name="Standard">1. State</text:p>
      <text:p text:style-name="Standard">2. Class</text:p>
      <text:p text:style-name="Standard">3. Identity</text:p>
      <text:p text:style-name="Standard">4. Encapsulation</text:p>
      <text:p text:style-name="Standard">5. Object</text:p>
      <text:p text:style-name="Standard">6. Relation</text:p>
      <text:p text:style-name="Standard">7. Inheritance</text:p>
      <text:p text:style-name="Standard">8. Abstraction</text:p>
      <text:p text:style-name="Standard">9. Polymorphism</text:p>
      <text:p text:style-name="Standard"/>
      <text:p text:style-name="Standard"/>
      <text:list xml:id="list1530084150113583803" text:style-name="L11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8T15:26:26.45</meta:creation-date>
    <meta:generator>OpenOffice/4.1.6$Win32 OpenOffice.org_project/416m1$Build-9790</meta:generator>
    <dc:date>2019-02-28T17:42:06.39</dc:date>
    <meta:editing-duration>PT1H55M4S</meta:editing-duration>
    <meta:editing-cycles>42</meta:editing-cycles>
    <meta:document-statistic meta:table-count="0" meta:image-count="0" meta:object-count="0" meta:page-count="2" meta:paragraph-count="52" meta:word-count="250" meta:character-count="1672"/>
  </office:meta>
</office:document-meta>
</file>